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IS OMNISCIENCE (139:1-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HIS OMNISCIENCE (139:1-6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we do (139:1-3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at we think (139:2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hat we say (139:4-6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139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HIS OMNISCIENCE (139:1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HIS OMNIPRESENCE (139:7-12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HIS OMNIPRESENCE (139:7-12):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He is in the place of the dead (139:8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He can be found by the farthest oceans (139:9-1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He shines forth in the darkness (139:11-1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SALM 139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HIS OMNISCIENCE (139:1-6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HIS OMNIPRESENCE (139:7-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HIS OMNIPOTENCE (139:13-24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-title-Title-Slide" presentation:presentation-page-layout-name="Master1-PPL1" draw:id="Slide-261">
        <draw:frame draw:id="id93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HIS OMNIPOTENCE (139:13-24):<text:s text:c="1"/></text:span><text:span text:style-name="a511" text:class-names=""/></text:p>
          </draw:text-box>
          <svg:title/>
          <svg:desc/>
        </draw:frame>
        <draw:frame draw:id="id94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David's review (139:13-18)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David's review (139:13-18)<text:s text:c="1"/></text:span><text:span text:style-name="a521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God creates and arranges our bodies within the womb (139:13-15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 schedules each day of our lives before we are born (139:16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e records our every day in his book (139:16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e thinks wonderful and innumerable thoughts about us constantly (139:17-18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HIS OMNIPOTENCE (139:13-24):<text:s text:c="1"/></text:span><text:span text:style-name="a542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David's review (139:13-18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David's request (139:19-24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David's request (139:19-24)<text:s text:c="1"/></text:span><text:span text:style-name="a557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"O God, if only you would destroy the wicked!" (139:19-22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"Search me, 0 God, and know my heart" (139:23-24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HIS OMNIPOTENCE (139:13-24):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David's review (139:13-18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David's request (139:19-24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PSALM 139<text:s text:c="1"/>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HIS OMNISCIENCE (139:1-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HIS OMNIPRESENCE (139:7-12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HIS OMNIPOTENCE (139:13-24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9 </dc:title>
    <meta:initial-creator>David STRICKLAND</meta:initial-creator>
    <dc:creator>David STRICKLAND</dc:creator>
    <meta:creation-date>2020-02-22T19:35:02Z</meta:creation-date>
    <dc:date>2020-02-22T19:35:02Z</dc:date>
    <meta:template xlink:href="BibleStudy" xlink:type="simple"/>
    <meta:editing-cycles>1</meta:editing-cycles>
    <meta:editing-duration>PT0S</meta:editing-duration>
    <meta:document-statistic meta:paragraph-count="37" meta:word-count="260"/>
  </office:meta>
</office:document-meta>
</file>